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image/jpeg" manifest:full-path="Pictures/100000000000010F0000010FEC88CC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3d8dc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fbdf53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solid" draw:fill-color="#fbdf5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solid" draw:fill-color="#fbdf5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bdf53" draw:textarea-vertical-align="top" draw:auto-grow-height="false" fo:padding-top="0.127cm" fo:padding-bottom="0.127cm" fo:padding-left="0cm" fo:padding-right="0cm" fo:wrap-option="wrap"/>
    </style:style>
    <style:style style:name="gr7" style:family="graphic" style:parent-style-name="standard">
      <style:graphic-properties draw:stroke="solid" svg:stroke-width="0.071cm" svg:stroke-color="#000000" draw:fill="solid" draw:fill-color="#ffffff" draw:textarea-vertical-align="top" draw:auto-grow-height="tru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fill="none" draw:fill-color="#ffffff" draw:textarea-vertical-align="top" draw:auto-grow-height="false" draw:fit-to-size="false" fo:min-height="12.342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draw:fill="none" draw:fill-color="#ffffff" draw:textarea-vertical-align="top" draw:auto-grow-height="false" fo:min-height="12.342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3.365cm"/>
    </style:style>
    <style:style style:name="pr9" style:family="presentation" style:parent-style-name="Default_20_1-notes">
      <style:graphic-properties draw:fill-color="#ffffff" fo:min-height="12.342cm"/>
    </style:style>
    <style:style style:name="pr10" style:family="presentation" style:parent-style-name="Default-subtitle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-notes">
      <style:graphic-properties draw:fill-color="#ffffff" fo:min-height="12.342cm"/>
    </style:style>
    <style:style style:name="co1" style:family="table-column">
      <style:table-column-properties style:column-width="3.629cm" style:use-optimal-column-width="false"/>
    </style:style>
    <style:style style:name="co2" style:family="table-column">
      <style:table-column-properties style:column-width="6.2cm" style:use-optimal-column-width="false"/>
    </style:style>
    <style:style style:name="co3" style:family="table-column">
      <style:table-column-properties style:column-width="8.266cm" style:use-optimal-column-width="false"/>
    </style:style>
    <style:style style:name="co4" style:family="table-column">
      <style:table-column-properties style:column-width="3.5cm" style:use-optimal-column-width="false"/>
    </style:style>
    <style:style style:name="co5" style:family="table-column">
      <style:table-column-properties style:column-width="2.3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0.958cm"/>
    </style:style>
    <style:style style:name="ro3" style:family="table-row">
      <style:table-row-properties style:row-height="2.28cm"/>
    </style:style>
    <style:style style:name="ro4" style:family="table-row">
      <style:table-row-properties style:row-height="2.282cm"/>
    </style:style>
    <style:style style:name="ro5" style:family="table-row">
      <style:table-row-properties style:row-height="1.015cm"/>
    </style:style>
    <style:style style:name="ro6" style:family="table-row">
      <style:table-row-properties style:row-height="1.019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text-align="start" style:punctuation-wrap="hanging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5" style:family="paragraph">
      <style:paragraph-properties style:font-independent-line-spacing="true"/>
      <style:text-properties fo:font-size="18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top="0cm" fo:margin-bottom="0cm" fo:text-align="start" style:punctuation-wrap="simpl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197cm" fo:margin-bottom="0cm" fo:text-align="start" fo:text-indent="0cm" style:punctuation-wrap="hanging"/>
    </style:style>
    <style:style style:name="P9" style:family="paragraph">
      <style:paragraph-properties fo:margin-left="0cm" fo:margin-right="0cm" fo:margin-top="0.169cm" fo:margin-bottom="0cm" fo:text-align="start" fo:text-indent="0cm" style:punctuation-wrap="hanging"/>
    </style:style>
    <style:style style:name="P10" style:family="paragraph">
      <style:paragraph-properties fo:margin-left="0cm" fo:margin-right="0cm" fo:margin-top="0cm" fo:margin-bottom="0cm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left="1cm" fo:margin-right="0cm" fo:margin-top="0.197cm" fo:margin-bottom="0cm" fo:text-align="start" fo:text-indent="0cm" style:punctuation-wrap="hanging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8pt"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1.111cm" fo:margin-right="0cm" fo:text-indent="0cm"/>
    </style:style>
    <style:style style:name="P19" style:family="paragraph">
      <style:paragraph-properties fo:margin-left="0.8cm" fo:margin-right="0cm" fo:margin-top="0.197cm" fo:margin-bottom="0cm" fo:text-align="start" fo:text-indent="0cm" style:punctuation-wrap="hanging"/>
    </style:style>
    <style:style style:name="P20" style:family="paragraph">
      <style:paragraph-properties fo:margin-left="0cm" fo:margin-right="0cm" fo:margin-top="0.035cm" fo:margin-bottom="0cm" fo:text-align="start" fo:text-indent="0cm" style:punctuation-wrap="hanging"/>
    </style:style>
    <style:style style:name="T1" style:family="text">
      <style:text-properties fo:color="#000000" style:text-line-through-style="none" fo:font-family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text-line-through-style="none" fo:font-family="Arial" fo:font-size="35pt" fo:letter-spacing="normal" fo:font-style="italic" style:text-underline-style="none" fo:font-weight="bold" style:font-size-asian="35pt" style:font-style-asian="italic" style:font-weight-asian="bold" style:font-size-complex="35pt" style:font-style-complex="italic" style:font-weight-complex="bold"/>
    </style:style>
    <style:style style:name="T3" style:family="text">
      <style:text-properties fo:color="#bfbfbf" style:text-line-through-style="none" fo:font-family="Arial" fo:font-size="40pt" fo:letter-spacing="normal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fo:letter-spacing="normal" fo:font-style="normal" style:text-underline-style="none" fo:font-weight="normal" style:font-family-asian="+mn-ea" style:font-style-asian="normal" style:font-weight-asian="normal" style:font-family-complex="+mn-cs" style:font-style-complex="normal" style:font-weight-complex="normal"/>
    </style:style>
    <style:style style:name="T7" style:family="text">
      <style:text-properties fo:color="#000000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size-complex="20pt" style:font-style-complex="normal" style:font-weight-complex="normal"/>
    </style:style>
    <style:style style:name="T15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'Courier New'" style:font-family-generic-complex="modern" style:font-size-complex="24pt" style:font-style-complex="normal" style:font-weight-complex="normal"/>
    </style:style>
    <style:style style:name="T16" style:family="text">
      <style:text-properties fo:color="#000000" style:text-line-through-style="none" fo:font-family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text-line-through-style="none" fo:font-family="Arial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8" style:family="text">
      <style:text-properties fo:color="#000000" style:text-line-through-style="none" fo:font-family="Arial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9" style:family="text">
      <style:text-properties fo:color="#000000" style:text-line-through-style="none" fo:font-family="Arial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color="#000000" style:text-line-through-style="none" fo:font-family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color="#000000" style:text-line-through-style="none" fo:font-family="Verdana" style:font-family-generic="swiss" fo:font-size="22pt" fo:letter-spacing="normal" fo:font-style="normal" style:text-underline-style="none" fo:font-weight="bold" style:font-family-asian="Verdana" style:font-pitch-asian="fixed" style:font-size-asian="22pt" style:font-style-asian="normal" style:font-weight-asian="bold" style:font-family-complex="Verdana" style:font-family-generic-complex="swiss" style:font-size-complex="22pt" style:font-style-complex="normal" style:font-weight-complex="bold"/>
    </style:style>
    <style:style style:name="T2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Verdana" style:font-pitch-asian="fixed" style:font-size-asian="18pt" style:font-style-asian="normal" style:font-weight-asian="normal" style:font-family-complex="Verdana" style:font-family-generic-complex="swiss" style:font-size-complex="18pt" style:font-style-complex="normal" style:font-weight-complex="normal"/>
    </style:style>
    <style:style style:name="T23" style:family="text">
      <style:text-properties fo:color="#000000" style:text-line-through-style="none" fo:font-family="Arial" fo:font-size="19pt" fo:letter-spacing="normal" fo:font-style="normal" style:text-underline-style="solid" style:text-underline-width="auto" style:text-underline-color="font-color" fo:font-weight="bold" style:font-size-asian="19pt" style:font-style-asian="normal" style:font-weight-asian="bold" style:font-size-complex="19pt" style:font-style-complex="normal" style:font-weight-complex="bold"/>
    </style:style>
    <style:style style:name="T24" style:family="text">
      <style:text-properties fo:color="#000000" style:text-line-through-style="none" fo:font-family="Arial" fo:font-size="19pt" fo:letter-spacing="normal" fo:font-style="italic" style:text-underline-style="none" fo:font-weight="normal" style:font-size-asian="19pt" style:font-style-asian="italic" style:font-weight-asian="normal" style:font-size-complex="19pt" style:font-style-complex="italic" style:font-weight-complex="normal"/>
    </style:style>
    <style:style style:name="T25" style:family="text">
      <style:text-properties fo:color="#000000" style:text-line-through-style="none" fo:font-family="Arial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000000" style:text-line-through-style="none" fo:font-family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color="#000000" style:text-line-through-style="none" fo:font-family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color="#000000" style:text-line-through-style="none" fo:font-family="Courier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000000" style:text-line-through-style="none" fo:font-family="'Courier New'" style:font-family-generic="modern" fo:font-size="19pt" fo:letter-spacing="normal" fo:font-style="normal" style:text-underline-style="none" fo:font-weight="normal" style:font-size-asian="19pt" style:font-style-asian="normal" style:font-weight-asian="normal" style:font-family-complex="'Courier New'" style:font-family-generic-complex="modern" style:font-size-complex="19pt" style:font-style-complex="normal" style:font-weight-complex="normal"/>
    </style:style>
    <style:style style:name="T31" style:family="text">
      <style:text-properties fo:color="#000000" style:text-line-through-style="none" fo:font-family="Arial" fo:font-size="19pt" fo:letter-spacing="normal" fo:font-style="normal" style:text-underline-style="none" fo:font-weight="normal" style:font-size-asian="19pt" style:font-style-asian="normal" style:font-weight-asian="normal" style:font-family-complex="'Courier New'" style:font-family-generic-complex="modern" style:font-size-complex="19pt" style:font-style-complex="normal" style:font-weight-complex="normal"/>
    </style:style>
    <style:style style:name="T32" style:family="text">
      <style:text-properties fo:color="#000000" style:text-line-through-style="none" fo:font-family="Arial" fo:font-size="23pt" fo:letter-spacing="normal" fo:font-style="normal" style:text-underline-style="none" fo:font-weight="normal" style:font-size-asian="23pt" style:font-style-asian="normal" style:font-weight-asian="normal" style:font-family-complex="'Courier New'" style:font-family-generic-complex="modern" style:font-size-complex="23pt" style:font-style-complex="normal" style:font-weight-complex="normal"/>
    </style:style>
    <style:style style:name="T33" style:family="text">
      <style:text-properties fo:color="#000000" style:text-line-through-style="none" fo:font-family="'Courier New'" style:font-family-generic="modern" fo:font-size="24pt" fo:letter-spacing="normal" fo:font-style="normal" style:text-underline-style="none" fo:font-weight="normal" style:font-size-asian="24pt" style:font-style-asian="normal" style:font-weight-asian="normal" style:font-family-complex="'Courier New'" style:font-family-generic-complex="modern" style:font-size-complex="24pt" style:font-style-complex="normal" style:font-weight-complex="normal"/>
    </style:style>
    <style:style style:name="T34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35" style:family="text">
      <style:text-properties fo:color="#000000" style:text-line-through-style="none" fo:font-family="'Courier New'" style:font-family-generic="modern" fo:font-size="22pt" fo:letter-spacing="normal" fo:font-style="normal" style:text-underline-style="none" fo:font-weight="normal" style:font-size-asian="22pt" style:font-style-asian="normal" style:font-weight-asian="normal" style:font-family-complex="'Courier New'" style:font-family-generic-complex="modern" style:font-size-complex="22pt" style:font-style-complex="normal" style:font-weight-complex="normal"/>
    </style:style>
    <style:style style:name="T36" style:family="text">
      <style:text-properties fo:color="#000000" style:text-line-through-style="none" fo:font-family="'Courier New'" style:font-family-generic="modern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37" style:family="text"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normal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/>
    </style:style>
    <style:style style:name="T39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/>
    </style:style>
    <style:style style:name="T40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size-asian="18pt" style:font-style-asian="normal" style:font-weight-asian="bold" style:font-family-complex="'Courier New'" style:font-family-generic-complex="modern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0.001cm" text:min-label-width="0.952cm"/>
        <style:text-properties fo:font-family="'Arial Unicode MS'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0.001cm" text:min-label-width="0.952cm"/>
        <style:text-properties fo:font-family="'Arial Unicode MS'" style:font-family-generic="swiss" style:use-window-font-color="true" fo:font-size="45%"/>
      </text:list-level-style-bullet>
      <text:list-level-style-bullet text:level="2" text:bullet-char="»">
        <style:list-level-properties text:space-before="1.271cm" text:min-label-width="0.793cm"/>
        <style:text-properties fo:font-family="'Arial Unicode MS'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12cm" text:min-label-width="1.428cm"/>
        <style:text-properties style:use-window-font-color="true" fo:font-size="45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number text:level="2" style:num-suffix="." style:num-format="">
        <style:list-level-properties text:space-before="1.271cm" text:min-label-width="0.793cm"/>
        <style:text-properties style:use-window-font-color="true" fo:font-size="45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9" draw:style-name="gr1" draw:text-style-name="P1" draw:layer="layout" svg:width="25.399cm" svg:height="6cm" svg:x="0cm" svg:y="5.725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" draw:layer="layout" svg:width="23.602cm" svg:height="6.561cm" svg:x="0.699cm" svg:y="5.925cm" presentation:class="title" presentation:user-transformed="true">
          <draw:text-box>
            <text:p text:style-name="P2"><text:span text:style-name="T1">Programming with Persistent Data</text:span><text:span text:style-name="T1"><text:line-break/></text:span><text:span text:style-name="T2">Lecture 5: Indirection</text:span><text:span text:style-name="T3"><text:line-break/></text:span><text:span text:style-name="T3"/></text:p>
          </draw:text-box>
        </draw:frame>
        <draw:custom-shape draw:name="Subtitle 2" draw:style-name="gr2" draw:text-style-name="P1" draw:layer="layout" svg:width="17.779cm" svg:height="4.467cm" svg:x="2.099cm" svg:y="13.858cm">
          <text:p text:style-name="P3"><text:span text:style-name="T4">Dr. Pierpaolo Dondio,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frame draw:name="Date Placeholder 4" presentation:style-name="pr2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</text:span></text:p>
          </draw:text-box>
        </draw:frame>
        <draw:frame draw:name="Slide Number Placeholder 5" presentation:style-name="pr2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0cm" svg:height="0cm" svg:x="0cm" svg:y="0cm" draw:page-number="1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Working directly with a file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Working directly with a file</text:span></text:p>
          </draw:text-box>
        </draw:frame>
        <draw:frame draw:name="Content Placeholder 2" presentation:style-name="pr6" draw:text-style-name="P1" draw:layer="layout" svg:width="22.859cm" svg:height="13.546cm" svg:x="1.27cm" svg:y="4.233cm" presentation:class="outline" presentation:user-transformed="true">
          <draw:text-box>
            <text:list text:style-name="L4">
              <text:list-item>
                <text:p text:style-name="P8"><text:span text:style-name="T8">Good point: no need to use main memory</text:span></text:p>
              </text:list-item>
              <text:list-item>
                <text:p text:style-name="P8"><text:span text:style-name="T8">Files always updated and sorted</text:span></text:p>
              </text:list-item>
              <text:list-item>
                <text:p text:style-name="P8"><text:span text:style-name="T8">Bad point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Time consuming</text:span></text:p>
                  </text:list-item>
                  <text:list-item>
                    <text:p text:style-name="P9"><text:span text:style-name="T9">Very expensive (computationally) especially when working with big files that needs to be sorted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4.848cm" svg:height="11.136cm" svg:x="3.075cm" svg:y="2.257cm" draw:page-number="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orking with indirection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Working with indirection</text:span></text:p>
          </draw:text-box>
        </draw:frame>
        <draw:frame draw:name="Content Placeholder 2" presentation:style-name="pr6" draw:text-style-name="P1" draw:layer="layout" svg:width="22.859cm" svg:height="13.546cm" svg:x="1.27cm" svg:y="3.924cm" presentation:class="outline" presentation:user-transformed="true">
          <draw:text-box>
            <text:list text:style-name="L4">
              <text:list-item>
                <text:p text:style-name="P8"><text:span text:style-name="T8">The idea is to work with an index extracted from the file and kept it in memory rather than working with the file directly</text:span></text:p>
              </text:list-item>
              <text:list-item>
                <text:p text:style-name="P8"><text:span text:style-name="T8">The index contains the list of keys used to search each element</text:span></text:p>
              </text:list-item>
              <text:list-item>
                <text:p text:style-name="P8"><text:span text:style-name="T10">A key </text:span><text:span text:style-name="T8">is a field of a record that is unique. It is used to identify records</text:span></text:p>
              </text:list-item>
              <text:list-item>
                <text:p text:style-name="P8"><text:span text:style-name="T8">Usually the keys are small and the index can be manipulated in memory</text:span></text:p>
              </text:list-item>
              <text:list-item>
                <text:p text:style-name="P8"><text:span text:style-name="T8">An index file can be kept on the disk as well</text:span></text:p>
              </text:list-item>
            </text:list>
            <text:p text:style-name="P8"><text:span text:style-name="T8"/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3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What is an index?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What is an index?</text:span></text:p>
          </draw:text-box>
        </draw:frame>
        <draw:frame draw:name="Content Placeholder 6" draw:style-name="standard" draw:layer="layout" svg:width="9.828cm" svg:height="7.209cm" svg:x="1.899cm" svg:y="5.325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0"><text:span text:style-name="T11">Index in memory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1"><text:span text:style-name="T5">Key Value</text:span></text:p>
              </table:table-cell>
              <table:table-cell table:style-name="ce4">
                <text:p text:style-name="P11"><text:span text:style-name="T5">Position in the File</text:span></text:p>
              </table:table-cell>
            </table:table-row>
            <table:table-row table:style-name="ro1">
              <table:table-cell table:style-name="ce5">
                <text:p text:style-name="P10"><text:span text:style-name="T5">1</text:span></text:p>
              </table:table-cell>
              <table:table-cell table:style-name="ce6">
                <text:p text:style-name="P10"><text:span text:style-name="T5">4</text:span></text:p>
              </table:table-cell>
            </table:table-row>
            <table:table-row table:style-name="ro1">
              <table:table-cell table:style-name="ce7">
                <text:p text:style-name="P10"><text:span text:style-name="T5">4</text:span></text:p>
              </table:table-cell>
              <table:table-cell table:style-name="ce8">
                <text:p text:style-name="P10"><text:span text:style-name="T5">2</text:span></text:p>
              </table:table-cell>
            </table:table-row>
            <table:table-row table:style-name="ro1">
              <table:table-cell table:style-name="ce9">
                <text:p text:style-name="P10"><text:span text:style-name="T5">5</text:span></text:p>
              </table:table-cell>
              <table:table-cell table:style-name="ce10">
                <text:p text:style-name="P10"><text:span text:style-name="T5">1</text:span></text:p>
              </table:table-cell>
            </table:table-row>
            <table:table-row table:style-name="ro1">
              <table:table-cell table:style-name="ce11">
                <text:p text:style-name="P10"><text:span text:style-name="T5">12</text:span></text:p>
              </table:table-cell>
              <table:table-cell table:style-name="ce12">
                <text:p text:style-name="P10"><text:span text:style-name="T5">3</text:span></text:p>
              </table:table-cell>
            </table:table-row>
            <table:table-row table:style-name="ro1">
              <table:table-cell table:style-name="ce13">
                <text:p text:style-name="P10"><text:span text:style-name="T5">33</text:span></text:p>
              </table:table-cell>
              <table:table-cell table:style-name="ce14">
                <text:p text:style-name="P10"><text:span text:style-name="T5">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Table 7" draw:style-name="standard" draw:layer="layout" svg:width="8.265cm" svg:height="12.359cm" svg:x="16.3cm" svg:y="5.125cm">
          <table:table>
            <table:table-column table:style-name="co3"/>
            <table:table-row table:style-name="ro2">
              <table:table-cell table:style-name="ce15">
                <text:p text:style-name="P10"><text:span text:style-name="T12">File on disk (datafile)</text:span></text:p>
              </table:table-cell>
            </table:table-row>
            <table:table-row table:style-name="ro3">
              <table:table-cell table:style-name="ce16">
                <text:p text:style-name="P10"><text:span text:style-name="T13">Student ID: 5</text:span></text:p>
                <text:p text:style-name="P10"><text:span text:style-name="T13">Name: Martha</text:span></text:p>
                <text:p text:style-name="P10"><text:span text:style-name="T13">…</text:span><text:span text:style-name="T13">..</text:span></text:p>
              </table:table-cell>
            </table:table-row>
            <table:table-row table:style-name="ro3">
              <table:table-cell table:style-name="ce17">
                <text:p text:style-name="P10"><text:span text:style-name="T13">Student ID: 4</text:span></text:p>
                <text:p text:style-name="P10"><text:span text:style-name="T13">Name: John</text:span></text:p>
                <text:p text:style-name="P10"><text:span text:style-name="T13">…</text:span><text:span text:style-name="T13">..</text:span></text:p>
              </table:table-cell>
            </table:table-row>
            <table:table-row table:style-name="ro3">
              <table:table-cell table:style-name="ce18">
                <text:p text:style-name="P10"><text:span text:style-name="T13">Student ID: 12</text:span></text:p>
                <text:p text:style-name="P10"><text:span text:style-name="T13">Name: Mark</text:span></text:p>
                <text:p text:style-name="P10"><text:span text:style-name="T13">…</text:span><text:span text:style-name="T13">..</text:span></text:p>
              </table:table-cell>
            </table:table-row>
            <table:table-row table:style-name="ro3">
              <table:table-cell table:style-name="ce19">
                <text:p text:style-name="P10"><text:span text:style-name="T13">Student ID: 1</text:span></text:p>
                <text:p text:style-name="P10"><text:span text:style-name="T13">Name: Li</text:span></text:p>
                <text:p text:style-name="P10"><text:span text:style-name="T13">…</text:span><text:span text:style-name="T13">..</text:span></text:p>
              </table:table-cell>
            </table:table-row>
            <table:table-row table:style-name="ro4">
              <table:table-cell table:style-name="ce20">
                <text:p text:style-name="P10"><text:span text:style-name="T13">Student ID: 33</text:span></text:p>
                <text:p text:style-name="P10"><text:span text:style-name="T13">Name: Paul</text:span></text:p>
                <text:p text:style-name="P10"><text:span text:style-name="T13">…</text:span><text:span text:style-name="T13">..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name="Straight Arrow Connector 9" draw:style-name="gr4" draw:text-style-name="P12" draw:layer="layout" svg:x1="11.899cm" svg:y1="10.125cm" svg:x2="15.9cm" svg:y2="7.524cm" svg:d="m11899 10125h2001v-2601h2000">
          <text:p/>
        </draw:connector>
        <draw:connector draw:name="Straight Arrow Connector 11" draw:style-name="gr4" draw:text-style-name="P12" draw:layer="layout" svg:x1="11.899cm" svg:y1="8.824cm" svg:x2="15.9cm" svg:y2="9.525cm" svg:d="m11899 8824h2001v701h2000">
          <text:p/>
        </draw:connector>
        <draw:connector draw:name="Straight Arrow Connector 13" draw:style-name="gr4" draw:text-style-name="P12" draw:layer="layout" svg:x1="11.899cm" svg:y1="11.125cm" svg:x2="15.9cm" svg:y2="11.725cm" svg:d="m11899 11125h2001v600h2000">
          <text:p/>
        </draw:connector>
        <draw:connector draw:name="Straight Arrow Connector 15" draw:style-name="gr4" draw:text-style-name="P12" draw:layer="layout" svg:x1="11.899cm" svg:y1="7.924cm" svg:x2="15.9cm" svg:y2="14.125cm" svg:d="m11899 7924v3101h4001v3100">
          <text:p/>
        </draw:connector>
        <draw:connector draw:name="Straight Arrow Connector 17" draw:style-name="gr4" draw:text-style-name="P12" draw:layer="layout" svg:x1="11.899cm" svg:y1="11.925cm" svg:x2="15.9cm" svg:y2="16.125cm" svg:d="m11899 11925v2100h4001v2100">
          <text:p/>
        </draw:connector>
        <presentation:notes draw:style-name="dp4">
          <draw:page-thumbnail draw:style-name="gr3" draw:layer="layout" svg:width="13.712cm" svg:height="10.284cm" svg:x="2.584cm" svg:y="2.084cm" draw:page-number="4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Indexes are small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Indexes are small</text:span></text:p>
          </draw:text-box>
        </draw:frame>
        <draw:frame draw:name="Content Placeholder 2" presentation:style-name="pr6" draw:text-style-name="P1" draw:layer="layout" svg:width="23.63cm" svg:height="13.546cm" svg:x="1.099cm" svg:y="3.724cm" presentation:class="outline" presentation:user-transformed="true">
          <draw:text-box>
            <text:list text:style-name="L4">
              <text:list-item>
                <text:p text:style-name="P8"><text:span text:style-name="T9">Suppose to have a file containing the following structure:</text:span></text:p>
              </text:list-item>
            </text:list>
            <text:p text:style-name="P13"><text:span text:style-name="T14">struct st_customer { </text:span></text:p>
            <text:p text:style-name="P13"><text:span text:style-name="T14"><text:tab/></text:span><text:span text:style-name="T14">char name[20];</text:span></text:p>
            <text:p text:style-name="P13"><text:span text:style-name="T14"><text:tab/></text:span><text:span text:style-name="T14">char surname[20];</text:span></text:p>
            <text:p text:style-name="P13"><text:span text:style-name="T14"><text:tab/></text:span><text:span text:style-name="T14">char address[80];</text:span></text:p>
            <text:p text:style-name="P13"><text:span text:style-name="T14"><text:tab/></text:span><text:span text:style-name="T14">int c_id; <text:s/>//unique key </text:span></text:p>
            <text:p text:style-name="P13"><text:span text:style-name="T14"><text:tab/></text:span><text:span text:style-name="T14">int age; </text:span></text:p>
            <text:p text:style-name="P13"><text:span text:style-name="T14"><text:tab/></text:span><text:span text:style-name="T14">char gender; }; </text:span></text:p>
            <text:p text:style-name="P13"><text:span text:style-name="T14">typedef struct st_customer type_customer;</text:span></text:p>
            <text:p text:style-name="P8"><text:span text:style-name="T15"/></text:p>
            <text:p text:style-name="P8"><text:span text:style-name="T15">One struct is 129 bytes, but the integer key is only 4 bytes.</text:span></text:p>
            <text:list text:continue-numbering="true" text:style-name="L4">
              <text:list-item>
                <text:p text:style-name="P8"><text:span text:style-name="T15">Suppose to have 10000 students in the archive. The file is 1 290 000 = 1.3 MB, the list of keys is only 40 000 = 40Kb</text:span></text:p>
              </text:list-item>
            </text:list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5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How to use indirection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How to use indirection</text:span></text:p>
          </draw:text-box>
        </draw:frame>
        <draw:frame draw:name="Content Placeholder 2" presentation:style-name="pr6" draw:text-style-name="P1" draw:layer="layout" svg:width="22.859cm" svg:height="13.546cm" svg:x="1.27cm" svg:y="4.233cm" presentation:class="outline" presentation:user-transformed="true">
          <draw:text-box>
            <text:list text:style-name="L4">
              <text:list-item>
                <text:p text:style-name="P8"><text:span text:style-name="T8">The file on disks is left unsorted. We call the big file of records </text:span><text:span text:style-name="T16">datafile</text:span><text:span text:style-name="T8">. Appending or removing data is fast since the </text:span><text:span text:style-name="T16">datafile</text:span><text:span text:style-name="T8"> is unsorted.</text:span></text:p>
              </text:list-item>
              <text:list-item>
                <text:p text:style-name="P8"><text:span text:style-name="T8">An index is kept in memory containing all the keys of the records saved into the </text:span><text:span text:style-name="T16">datafile</text:span><text:span text:style-name="T8"> and the position of each record in the </text:span><text:span text:style-name="T16">datafile</text:span><text:span text:style-name="T8">.</text:span></text:p>
              </text:list-item>
              <text:list-item>
                <text:p text:style-name="P8"><text:span text:style-name="T8">The index is usually sorted by the value of the record key</text:span></text:p>
              </text:list-item>
            </text:list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6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How to use the index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How to use the index</text:span></text:p>
          </draw:text-box>
        </draw:frame>
        <draw:frame draw:name="Content Placeholder 2" presentation:style-name="pr6" draw:text-style-name="P1" draw:layer="layout" svg:width="22.859cm" svg:height="13.546cm" svg:x="1.27cm" svg:y="3.924cm" presentation:class="outline" presentation:user-transformed="true">
          <draw:text-box>
            <text:list text:style-name="L4">
              <text:list-item>
                <text:p text:style-name="P8"><text:span text:style-name="T17">Searching for a record in the fil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8">Scan the index in memory – very fast!</text:span></text:p>
                  </text:list-item>
                  <text:list-item>
                    <text:p text:style-name="P9"><text:span text:style-name="T18">Get the position of the record on disk using the index entry</text:span></text:p>
                  </text:list-item>
                  <text:list-item>
                    <text:p text:style-name="P9"><text:span text:style-name="T18">Open the datafile</text:span></text:p>
                  </text:list-item>
                  <text:list-item>
                    <text:p text:style-name="P9"><text:span text:style-name="T18">fseek() to the righ position</text:span></text:p>
                  </text:list-item>
                  <text:list-item>
                    <text:p text:style-name="P9"><text:span text:style-name="T18">Read the record</text:span></text:p>
                  </text:list-item>
                </text:list>
              </text:list-item>
              <text:list-item>
                <text:p text:style-name="P8"><text:span text:style-name="T17">When a record is added or removed, the index needs to be updated as well – both on the disk and in memory.</text:span></text:p>
              </text:list-item>
            </text:list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7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How to organize an index /1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How to organize an index /1</text:span></text:p>
          </draw:text-box>
        </draw:frame>
        <draw:frame draw:name="Content Placeholder 2" presentation:style-name="pr6" draw:text-style-name="P1" draw:layer="layout" svg:width="22.859cm" svg:height="13.546cm" svg:x="0.699cm" svg:y="3.324cm" presentation:class="outline" presentation:user-transformed="true">
          <draw:text-box>
            <text:p text:style-name="P8"><text:span text:style-name="T19">Keep the index in memory only</text:span></text:p>
            <text:list text:style-name="L8">
              <text:list-item>
                <text:p text:style-name="P8"><text:span text:style-name="T4">The program needs to re-create the index reading from the </text:span><text:span text:style-name="T20">datafile</text:span><text:span text:style-name="T4"> of records each time the application is started</text:span></text:p>
              </text:list-item>
              <text:list-item>
                <text:p text:style-name="P8"><text:span text:style-name="T4">Index has to be sorted if needed</text:span></text:p>
              </text:list-item>
              <text:list-item>
                <text:p text:style-name="P8"><text:span text:style-name="T4">Search are done using the index</text:span></text:p>
              </text:list-item>
              <text:list-item>
                <text:p text:style-name="P8"><text:span text:style-name="T4">Append: modify the </text:span><text:span text:style-name="T20">datafile</text:span><text:span text:style-name="T4">, then add an entry to the index</text:span></text:p>
              </text:list-item>
              <text:list-item>
                <text:p text:style-name="P8"><text:span text:style-name="T4">Remove: modify the </text:span><text:span text:style-name="T20">datafile</text:span><text:span text:style-name="T4">, then remove theentry from the index</text:span></text:p>
              </text:list-item>
              <text:list-item>
                <text:p text:style-name="P8"><text:span text:style-name="T4">Update a non-key field: update the </text:span><text:span text:style-name="T20">datafile</text:span><text:span text:style-name="T4">, index is unchanged</text:span></text:p>
              </text:list-item>
              <text:list-item>
                <text:p text:style-name="P8"><text:span text:style-name="T4">Update a key filed: update the </text:span><text:span text:style-name="T20">datafile</text:span><text:span text:style-name="T4">, then modfy the index entry</text:span></text:p>
              </text:list-item>
            </text:list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418cm" svg:height="0.489cm" svg:x="19.473cm" svg:y="19.436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Flowchart: Magnetic Disk 5" draw:style-name="gr1" draw:text-style-name="P1" draw:layer="layout" svg:width="6.4cm" svg:height="3.999cm" svg:x="17.901cm" svg:y="13.325cm">
          <text:p text:style-name="P14"><text:span text:style-name="T21">Datafile</text:span></text:p>
          <text:p text:style-name="P14"><text:span text:style-name="T21">(records)</text:span></text:p>
          <text:p text:style-name="P15"><text:span text:style-name="T22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traight Arrow Connector 7" draw:style-name="gr5" draw:text-style-name="P12" draw:layer="layout" svg:x1="17.5cm" svg:y1="15.325cm" svg:x2="12.7cm" svg:y2="15.301cm" svg:d="m17500 15325h-2400v-24h-2400">
          <text:p/>
        </draw:connector>
        <draw:frame draw:name="Table 8" draw:style-name="standard" draw:layer="layout" svg:width="6.999cm" svg:height="5.078cm" svg:x="4.899cm" svg:y="12.646cm">
          <table:table>
            <table:table-column table:style-name="co4"/>
            <table:table-column table:style-name="co4"/>
            <table:table-row table:style-name="ro5">
              <table:table-cell table:style-name="ce21" table:number-columns-spanned="2">
                <text:p text:style-name="P11"><text:span text:style-name="T5">INDEX in memory</text:span></text:p>
              </table:table-cell>
              <table:covered-table-cell table:style-name="ce2"/>
            </table:table-row>
            <table:table-row table:style-name="ro5">
              <table:table-cell table:style-name="ce22">
                <text:p text:style-name="P11"><text:span text:style-name="T5">3</text:span></text:p>
              </table:table-cell>
              <table:table-cell table:style-name="ce23">
                <text:p text:style-name="P11"><text:span text:style-name="T5">34</text:span></text:p>
              </table:table-cell>
            </table:table-row>
            <table:table-row table:style-name="ro5">
              <table:table-cell table:style-name="ce24">
                <text:p text:style-name="P11"><text:span text:style-name="T5">5</text:span></text:p>
              </table:table-cell>
              <table:table-cell table:style-name="ce25">
                <text:p text:style-name="P11"><text:span text:style-name="T5">5</text:span></text:p>
              </table:table-cell>
            </table:table-row>
            <table:table-row table:style-name="ro5">
              <table:table-cell table:style-name="ce26">
                <text:p text:style-name="P11"><text:span text:style-name="T5">1</text:span></text:p>
              </table:table-cell>
              <table:table-cell table:style-name="ce27">
                <text:p text:style-name="P11"><text:span text:style-name="T5">4</text:span></text:p>
              </table:table-cell>
            </table:table-row>
            <table:table-row table:style-name="ro6">
              <table:table-cell table:style-name="ce28">
                <text:p text:style-name="P11"><text:span text:style-name="T5">5</text:span></text:p>
              </table:table-cell>
              <table:table-cell table:style-name="ce29">
                <text:p text:style-name="P11"><text:span text:style-name="T5">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3" draw:layer="layout" svg:width="13.712cm" svg:height="10.284cm" svg:x="2.584cm" svg:y="2.084cm" draw:page-number="8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How to organize an index /1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How to organize an index /1</text:span></text:p>
          </draw:text-box>
        </draw:frame>
        <draw:frame draw:name="Content Placeholder 2" presentation:style-name="pr6" draw:text-style-name="P1" draw:layer="layout" svg:width="22.859cm" svg:height="13.546cm" svg:x="1.27cm" svg:y="4.233cm" presentation:class="outline" presentation:user-transformed="true">
          <draw:text-box>
            <text:list text:style-name="L4">
              <text:list-item>
                <text:p text:style-name="P8"><text:span text:style-name="T8">Keep index in memory only</text:span></text:p>
              </text:list-item>
              <text:list-item>
                <text:p text:style-name="P8"><text:span text:style-name="T8">The main problem is that, every time the application is started, a huge file has to be read</text:span></text:p>
              </text:list-item>
              <text:list-item>
                <text:p text:style-name="P8"><text:span text:style-name="T8">Alternative: keep the index on the disk by creating an index file</text:span></text:p>
              </text:list-item>
            </text:list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9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How to organize an index /2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How to organize an index /2</text:span></text:p>
          </draw:text-box>
        </draw:frame>
        <draw:frame draw:name="Content Placeholder 2" presentation:style-name="pr6" draw:text-style-name="P1" draw:layer="layout" svg:width="22.859cm" svg:height="13.546cm" svg:x="0.699cm" svg:y="3.324cm" presentation:class="outline" presentation:user-transformed="true">
          <draw:text-box>
            <text:p text:style-name="P8"><text:span text:style-name="T23">Keep the index on the disk as well – create index file</text:span></text:p>
            <text:list text:style-name="L8">
              <text:list-item>
                <text:p text:style-name="P8"><text:span text:style-name="T18">The program keeps the index on a separate file </text:span><text:span text:style-name="T24">indexfile</text:span></text:p>
              </text:list-item>
              <text:list-item>
                <text:p text:style-name="P8"><text:span text:style-name="T18">The </text:span><text:span text:style-name="T24">indexfile</text:span><text:span text:style-name="T18"> is smaller and usually is unsorted. The index is sorted in memory</text:span></text:p>
              </text:list-item>
              <text:list-item>
                <text:p text:style-name="P8"><text:span text:style-name="T18">When the application starts, the </text:span><text:span text:style-name="T24">indexfile</text:span><text:span text:style-name="T18"> is read instead of the </text:span><text:span text:style-name="T24">datafile</text:span><text:span text:style-name="T18">. The first time you can create an </text:span><text:span text:style-name="T24">indexfile </text:span></text:p>
              </text:list-item>
              <text:list-item>
                <text:p text:style-name="P8"><text:span text:style-name="T18">Search, Append, Remove and Update are done using the index in memory but now they require to update the index file as well</text:span></text:p>
              </text:list-item>
              <text:list-item>
                <text:p text:style-name="P8"><text:span text:style-name="T18">The </text:span><text:span text:style-name="T24">datafile</text:span><text:span text:style-name="T18"> is used only when a record is added, removed or updated</text:span></text:p>
              </text:list-item>
            </text:list>
            <text:p text:style-name="P8"><text:span text:style-name="T18"/></text:p>
            <text:p text:style-name="P8"><text:span text:style-name="T18"/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418cm" svg:height="0.489cm" svg:x="19.473cm" svg:y="19.436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Flowchart: Magnetic Disk 5" draw:style-name="gr1" draw:text-style-name="P1" draw:layer="layout" svg:width="6.4cm" svg:height="3.999cm" svg:x="18.301cm" svg:y="13.005cm">
          <text:p text:style-name="P14"><text:span text:style-name="T21">Datafile</text:span></text:p>
          <text:p text:style-name="P14"><text:span text:style-name="T21">(records)</text:span></text:p>
          <text:p text:style-name="P15"><text:span text:style-name="T22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traight Arrow Connector 7" draw:style-name="gr5" draw:text-style-name="P12" draw:layer="layout" svg:x1="13.3cm" svg:y1="15.774cm" svg:x2="11.899cm" svg:y2="15.774cm" svg:d="m13300 15774h-1401">
          <text:p/>
        </draw:connector>
        <draw:frame draw:name="Table 8" draw:style-name="standard" draw:layer="layout" svg:width="5.799cm" svg:height="5.078cm" svg:x="5.499cm" svg:y="12.446cm">
          <table:table>
            <table:table-column table:style-name="co4"/>
            <table:table-column table:style-name="co5"/>
            <table:table-row table:style-name="ro5">
              <table:table-cell table:style-name="ce30" table:number-columns-spanned="2">
                <text:p text:style-name="P11"><text:span text:style-name="T5">INDEX in memory</text:span></text:p>
              </table:table-cell>
              <table:covered-table-cell table:style-name="ce2"/>
            </table:table-row>
            <table:table-row table:style-name="ro5">
              <table:table-cell table:style-name="ce31">
                <text:p text:style-name="P11"><text:span text:style-name="T5">3</text:span></text:p>
              </table:table-cell>
              <table:table-cell table:style-name="ce32">
                <text:p text:style-name="P11"><text:span text:style-name="T5">34</text:span></text:p>
              </table:table-cell>
            </table:table-row>
            <table:table-row table:style-name="ro5">
              <table:table-cell table:style-name="ce33">
                <text:p text:style-name="P11"><text:span text:style-name="T5">5</text:span></text:p>
              </table:table-cell>
              <table:table-cell table:style-name="ce34">
                <text:p text:style-name="P11"><text:span text:style-name="T5">5</text:span></text:p>
              </table:table-cell>
            </table:table-row>
            <table:table-row table:style-name="ro5">
              <table:table-cell table:style-name="ce35">
                <text:p text:style-name="P11"><text:span text:style-name="T5">1</text:span></text:p>
              </table:table-cell>
              <table:table-cell table:style-name="ce36">
                <text:p text:style-name="P11"><text:span text:style-name="T5">4</text:span></text:p>
              </table:table-cell>
            </table:table-row>
            <table:table-row table:style-name="ro6">
              <table:table-cell table:style-name="ce37">
                <text:p text:style-name="P11"><text:span text:style-name="T5">5</text:span></text:p>
              </table:table-cell>
              <table:table-cell table:style-name="ce38">
                <text:p text:style-name="P11"><text:span text:style-name="T5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Flowchart: Magnetic Disk 9" draw:style-name="gr6" draw:text-style-name="P1" draw:layer="layout" svg:width="3.926cm" svg:height="2.217cm" svg:x="13.5cm" svg:y="14.526cm">
          <text:p text:style-name="P14"><text:span text:style-name="T21">Indexfile</text:span></text:p>
          <text:p text:style-name="P15"><text:span text:style-name="T22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TextBox 17" draw:style-name="gr7" draw:text-style-name="P1" draw:layer="layout" svg:width="4.8cm" svg:height="1.013cm" svg:x="12.533cm" svg:y="12.325cm">
          <text:p text:style-name="P16"><text:span text:style-name="T5">Same Content</text:span></text:p>
          <draw:enhanced-geometry svg:viewBox="0 0 21600 21600" draw:type="rectangle" draw:enhanced-path="M 0 0 L 21600 0 21600 21600 0 21600 0 0 Z N"/>
        </draw:custom-shape>
        <draw:connector draw:name="Straight Arrow Connector 18" draw:style-name="gr5" draw:text-style-name="P12" draw:layer="layout" svg:x1="13.5cm" svg:y1="13.351cm" svg:x2="11.699cm" svg:y2="14.525cm" svg:d="m13500 13351h-900v1174h-901">
          <text:p/>
        </draw:connector>
        <draw:connector draw:name="Straight Arrow Connector 21" draw:style-name="gr5" draw:text-style-name="P12" draw:layer="layout" svg:x1="15.463cm" svg:y1="13.351cm" svg:x2="15.463cm" svg:y2="14.525cm" svg:d="m15463 13351v1174">
          <text:p/>
        </draw:connector>
        <presentation:notes draw:style-name="dp4">
          <draw:page-thumbnail draw:style-name="gr3" draw:layer="layout" svg:width="13.712cm" svg:height="10.284cm" svg:x="2.584cm" svg:y="2.084cm" draw:page-number="10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How to organize an index /2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How to organize an index /2</text:span></text:p>
          </draw:text-box>
        </draw:frame>
        <draw:frame draw:name="Content Placeholder 2" presentation:style-name="pr6" draw:text-style-name="P1" draw:layer="layout" svg:width="22.859cm" svg:height="13.546cm" svg:x="0.699cm" svg:y="3.324cm" presentation:class="outline" presentation:user-transformed="true">
          <draw:text-box>
            <text:p text:style-name="P8"><text:span text:style-name="T25">Keep the index on the disk – create index file</text:span></text:p>
            <text:p text:style-name="P8"><text:span text:style-name="T25"/></text:p>
            <text:p text:style-name="P8"><text:span text:style-name="T9">How to create the index</text:span></text:p>
            <text:p text:style-name="P8"><text:span text:style-name="T25"/></text:p>
            <text:list text:style-name="L8">
              <text:list-item>
                <text:p text:style-name="P8"><text:span text:style-name="T9">If the </text:span><text:span text:style-name="T26">indexfile</text:span><text:span text:style-name="T9"> does not exist, create it by: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5">Read the </text:span><text:span text:style-name="T27">datafile</text:span><text:span text:style-name="T5"> and create the index in memory</text:span></text:p>
                  </text:list-item>
                  <text:list-item>
                    <text:p text:style-name="P9"><text:span text:style-name="T5">Save the index into an indexfile on the disk. The indexfile contains a copy of the index kept in memory, it is small!</text:span></text:p>
                  </text:list-item>
                </text:list>
              </text:list-item>
              <text:list-item>
                <text:p text:style-name="P8"><text:span text:style-name="T9">If the </text:span><text:span text:style-name="T26">indexfile</text:span><text:span text:style-name="T9"> exists</text:span></text:p>
                <text:list>
                  <text:list-item>
                    <text:p text:style-name="P9"><text:span text:style-name="T5">When your application starts, read the </text:span><text:span text:style-name="T27">indexfile</text:span><text:span text:style-name="T5"> and create the index in memory. We do not need the </text:span><text:span text:style-name="T27">datafile</text:span><text:span text:style-name="T5"> anymore in order to create the index</text:span></text:p>
                  </text:list-item>
                </text:list>
              </text:list-item>
            </text:list>
            <text:p text:style-name="P17"><text:span text:style-name="T5"/></text:p>
            <text:p text:style-name="P18"><text:span text:style-name="T5"/></text:p>
            <text:p text:style-name="P18"><text:span text:style-name="T28"/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418cm" svg:height="0.489cm" svg:x="19.473cm" svg:y="19.436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11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Basic Operation using an indexfile" draw:style-name="dp3" draw:master-page-name="Default_20_1" presentation:presentation-page-layout-name="AL2T11">
        <draw:frame draw:name="Title 1" presentation:style-name="pr5" draw:text-style-name="P1" draw:layer="layout" svg:width="19.03cm" svg:height="2.751cm" svg:x="1.27cm" svg:y="0.324cm" presentation:class="title" presentation:user-transformed="true">
          <draw:text-box>
            <text:p text:style-name="P2"><text:span text:style-name="T7">Basic Operation using an indexfile</text:span></text:p>
          </draw:text-box>
        </draw:frame>
        <draw:frame draw:name="Content Placeholder 2" presentation:style-name="pr6" draw:text-style-name="P1" draw:layer="layout" svg:width="24.002cm" svg:height="13.546cm" svg:x="0.499cm" svg:y="3.324cm" presentation:class="outline" presentation:user-transformed="true">
          <draw:text-box>
            <text:list text:style-name="L4">
              <text:list-item>
                <text:p text:style-name="P8"><text:span text:style-name="T29">Search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9">Use the index in memory to retrieve the key, read the position on the disk and read the data from the datafile</text:span></text:p>
                  </text:list-item>
                </text:list>
              </text:list-item>
              <text:list-item>
                <text:p text:style-name="P8"><text:span text:style-name="T29">Append</text:span></text:p>
                <text:list>
                  <text:list-item>
                    <text:p text:style-name="P9"><text:span text:style-name="T29">Append at the end of the datafile</text:span></text:p>
                  </text:list-item>
                  <text:list-item>
                    <text:p text:style-name="P9"><text:span text:style-name="T29">Append at the end of the indexfile (unsorted)</text:span></text:p>
                  </text:list-item>
                  <text:list-item>
                    <text:p text:style-name="P9"><text:span text:style-name="T29">Insert the new data in the index in memory. If the index is full, increase the size by one using malloc</text:span></text:p>
                  </text:list-item>
                </text:list>
              </text:list-item>
              <text:list-item>
                <text:p text:style-name="P8"><text:span text:style-name="T29">Remove</text:span></text:p>
                <text:list>
                  <text:list-item>
                    <text:p text:style-name="P9"><text:span text:style-name="T29">Remove from the datafile</text:span></text:p>
                  </text:list-item>
                  <text:list-item>
                    <text:p text:style-name="P9"><text:span text:style-name="T29">Remove form the indexfile</text:span></text:p>
                  </text:list-item>
                  <text:list-item>
                    <text:p text:style-name="P9"><text:span text:style-name="T29">Remove from the index in memory</text:span></text:p>
                  </text:list-item>
                </text:list>
              </text:list-item>
              <text:list-item>
                <text:p text:style-name="P8"><text:span text:style-name="T29">Update a non-key field</text:span></text:p>
                <text:list>
                  <text:list-item>
                    <text:p text:style-name="P9"><text:span text:style-name="T29">Update the record on the datafile</text:span></text:p>
                  </text:list-item>
                  <text:list-item>
                    <text:p text:style-name="P9"><text:span text:style-name="T29">Indexfile and index in memory are unchanged</text:span></text:p>
                  </text:list-item>
                </text:list>
              </text:list-item>
              <text:list-item>
                <text:p text:style-name="P8"><text:span text:style-name="T29">Update a key-field</text:span></text:p>
                <text:list>
                  <text:list-item>
                    <text:p text:style-name="P9"><text:span text:style-name="T29">Update the datafile</text:span></text:p>
                  </text:list-item>
                  <text:list-item>
                    <text:p text:style-name="P9"><text:span text:style-name="T29">Update the indexfile</text:span></text:p>
                  </text:list-item>
                  <text:list-item>
                    <text:p text:style-name="P9"><text:span text:style-name="T29">Update the index in memory</text:span></text:p>
                  </text:list-item>
                </text:list>
              </text:list-item>
            </text:list>
            <text:p text:style-name="P8"><text:span text:style-name="T29"/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12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Creating the index file (memory only)" draw:style-name="dp3" draw:master-page-name="Default_20_1" presentation:presentation-page-layout-name="AL2T11">
        <draw:frame draw:name="Title 1" presentation:style-name="pr5" draw:text-style-name="P1" draw:layer="layout" svg:width="20.43cm" svg:height="2.751cm" svg:x="0.499cm" svg:y="0.373cm" presentation:class="title" presentation:user-transformed="true">
          <draw:text-box>
            <text:p text:style-name="P2"><text:span text:style-name="T7">Creating the index file (memory only)</text:span></text:p>
          </draw:text-box>
        </draw:frame>
        <draw:frame draw:name="Content Placeholder 2" presentation:style-name="pr6" draw:text-style-name="P1" draw:layer="layout" svg:width="22.859cm" svg:height="13.546cm" svg:x="0.899cm" svg:y="3.179cm" presentation:class="outline" presentation:user-transformed="true">
          <draw:text-box>
            <text:list text:style-name="L4">
              <text:list-item>
                <text:p text:style-name="P8"><text:span text:style-name="T17">First, we need to create the struct in memory that will contain the index</text:span></text:p>
              </text:list-item>
              <text:list-item>
                <text:p text:style-name="P8"><text:span text:style-name="T17">Second, we need to get the dimension of the index (i.e. the number of elements). This is equal to the number of records in the datafile</text:span></text:p>
              </text:list-item>
              <text:list-item>
                <text:p text:style-name="P8"><text:span text:style-name="T17">Third, we create an array in memory big enough to store all the key valu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8">We need to use </text:span><text:span text:style-name="T30">malloc()</text:span><text:span text:style-name="T31"> to allocate enough memory</text:span></text:p>
                  </text:list-item>
                </text:list>
              </text:list-item>
              <text:list-item>
                <text:p text:style-name="P8"><text:span text:style-name="T32">The array contains a pair of values (key, position) one storing the value of the key, the other the position of the record on disk)</text:span></text:p>
              </text:list-item>
              <text:list-item>
                <text:p text:style-name="P8"><text:span text:style-name="T32">Finally we read the datafile and we store all the value in the memory index</text:span></text:p>
              </text:list-item>
              <text:list-item>
                <text:p text:style-name="P8"><text:span text:style-name="T32">The array in memory could be sorted</text:span></text:p>
              </text:list-item>
            </text:list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13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name="Title 1" presentation:style-name="pr1" draw:text-style-name="P1" draw:layer="layout" svg:width="21.589cm" svg:height="4.082cm" svg:x="2.54cm" svg:y="5.918cm" presentation:class="title" presentation:user-transformed="true">
          <draw:text-box>
            <text:p text:style-name="P2"><text:span text:style-name="T7">Creating an index in memory</text:span><text:span text:style-name="T7"><text:line-break/></text:span><text:span text:style-name="T7">(C code)</text:span></text:p>
          </draw:text-box>
        </draw:frame>
        <draw:frame draw:name="Subtitle 2" presentation:style-name="pr10" draw:text-style-name="P1" draw:layer="layout" svg:width="17.779cm" svg:height="4.867cm" svg:x="2.54cm" svg:y="10.372cm" presentation:class="subtitle" presentation:user-transformed="true">
          <draw:text-box>
            <text:p/>
          </draw:text-box>
        </draw:frame>
        <draw:frame draw:name="Date Placeholder 3" presentation:style-name="pr2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  <text:p text:style-name="P4"><text:span text:style-name="T5"/></text:p>
          </draw:text-box>
        </draw:frame>
        <draw:frame draw:name="Slide Number Placeholder 4" presentation:style-name="pr2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14" presentation:class="page"/>
          <draw:frame presentation:style-name="pr11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1">
        <draw:frame draw:name="Content Placeholder 2" presentation:style-name="pr6" draw:text-style-name="P1" draw:layer="layout" svg:width="22.859cm" svg:height="13.546cm" svg:x="0.699cm" svg:y="3.724cm" presentation:class="outline" presentation:user-transformed="true">
          <draw:text-box>
            <text:list text:style-name="L8">
              <text:list-item>
                <text:p text:style-name="P8"><text:span text:style-name="T8">Create the struct for the index. Let’s presume we are working with integer keys. We need a structure with two integer fields: one for the value of the key and one for the position in the file(the position is always an integer!)</text:span></text:p>
              </text:list-item>
            </text:list>
            <text:p text:style-name="P8"><text:span text:style-name="T8"/></text:p>
            <text:p text:style-name="P19"><text:span text:style-name="T33">struct st_index{</text:span></text:p>
            <text:p text:style-name="P19"><text:span text:style-name="T33"><text:tab/></text:span><text:span text:style-name="T33">int key;</text:span></text:p>
            <text:p text:style-name="P19"><text:span text:style-name="T33"><text:tab/></text:span><text:span text:style-name="T33">int pos; };</text:span></text:p>
            <text:p text:style-name="P19"><text:span text:style-name="T33">typedef st_index type_index;</text:span></text:p>
            <text:p text:style-name="P8"><text:span text:style-name="T34"/></text:p>
            <text:p text:style-name="P8"><text:span text:style-name="T34"/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Title 5" presentation:style-name="pr5" draw:text-style-name="P1" draw:layer="layout" svg:width="17.43cm" svg:height="2.751cm" svg:x="1.27cm" svg:y="0.324cm" presentation:class="title" presentation:user-transformed="true">
          <draw:text-box>
            <text:p/>
          </draw:text-box>
        </draw:frame>
        <draw:custom-shape draw:name="Title 1" draw:style-name="gr8" draw:text-style-name="P1" draw:layer="layout" svg:width="20.43cm" svg:height="2.751cm" svg:x="0.499cm" svg:y="0.373cm">
          <text:p text:style-name="P16"><text:span text:style-name="T7">Creating the index file (memory only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eating the index file (memory only)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Creating the index file (memory only)</text:span></text:p>
          </draw:text-box>
        </draw:frame>
        <draw:frame draw:name="Content Placeholder 2" presentation:style-name="pr6" draw:text-style-name="P1" draw:layer="layout" svg:width="24.002cm" svg:height="13.546cm" svg:x="0.699cm" svg:y="4.233cm" presentation:class="outline" presentation:user-transformed="true">
          <draw:text-box>
            <text:p text:style-name="P8"><text:span text:style-name="T8">2. Get the size – we need to know how big is a single key. Let’s presume we are using integer keys</text:span></text:p>
            <text:p text:style-name="P8"><text:span text:style-name="T35"><text:tab/></text:span></text:p>
            <text:p text:style-name="P8"><text:span text:style-name="T35"><text:tab/></text:span><text:span text:style-name="T35">f=fopen(“customers.dat”,”r”);</text:span></text:p>
            <text:p text:style-name="P8"><text:span text:style-name="T35"><text:tab/></text:span><text:span text:style-name="T35">fseek(f,0,SEEK_END);</text:span></text:p>
            <text:p text:style-name="P8"><text:span text:style-name="T35"><text:tab/></text:span><text:span text:style-name="T35">size = ftell(f)/sizeof(type_customer);</text:span></text:p>
            <text:p text:style-name="P8"><text:span text:style-name="T35"/></text:p>
            <text:p text:style-name="P8"><text:span text:style-name="T34">3. Allocate space for the index</text:span></text:p>
            <text:p text:style-name="P8"><text:span text:style-name="T35"/></text:p>
            <text:p text:style-name="P8"><text:span text:style-name="T14">index *type_index;</text:span></text:p>
            <text:p text:style-name="P8"><text:span text:style-name="T14">index = (type_index *)malloc(size*sizeof(type_index));</text:span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16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1">
        <draw:frame draw:name="Content Placeholder 2" presentation:style-name="pr6" draw:text-style-name="P1" draw:layer="layout" svg:width="22.859cm" svg:height="13.546cm" svg:x="1.27cm" svg:y="4.233cm" presentation:class="outline" presentation:user-transformed="true">
          <draw:text-box>
            <text:p text:style-name="P8"><text:span text:style-name="T8">4. Read the file and save into the array</text:span></text:p>
            <text:p text:style-name="P8"><text:span text:style-name="T14">int position=0; <text:s/>//n is the index</text:span></text:p>
            <text:p text:style-name="P8"><text:span text:style-name="T14">while (feof(f)==0){</text:span></text:p>
            <text:p text:style-name="P8"><text:span text:style-name="T14"><text:tab/></text:span><text:span text:style-name="T14">i= fread(&amp;customer,sizeof(type_customer),1,f);</text:span></text:p>
            <text:p text:style-name="P8"><text:span text:style-name="T14"><text:tab/></text:span><text:span text:style-name="T14">if (i==1) </text:span></text:p>
            <text:p text:style-name="P8"><text:span text:style-name="T14"><text:tab/></text:span><text:span text:style-name="T14"><text:tab/></text:span><text:span text:style-name="T14">{ index[position].key=customer.c_id;</text:span></text:p>
            <text:p text:style-name="P8"><text:span text:style-name="T14"><text:tab/></text:span><text:span text:style-name="T14"><text:tab/></text:span><text:span text:style-name="T14"> <text:s/></text:span><text:span text:style-name="T14">index[position].pos=j;</text:span></text:p>
            <text:p text:style-name="P8"><text:span text:style-name="T14"><text:s text:c="4"/></text:span><text:span text:style-name="T14"><text:tab/></text:span><text:span text:style-name="T14"><text:tab/></text:span><text:span text:style-name="T14"> <text:s/></text:span><text:span text:style-name="T14">position++; }</text:span></text:p>
            <text:p text:style-name="P8"><text:span text:style-name="T14">}</text:span></text:p>
            <text:p text:style-name="P8"><text:span text:style-name="T36">5. </text:span><text:span text:style-name="T34">Sort the array (optional)</text:span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Title 5" presentation:style-name="pr5" draw:text-style-name="P1" draw:layer="layout" svg:width="17.43cm" svg:height="2.751cm" svg:x="1.27cm" svg:y="0.324cm" presentation:class="title" presentation:user-transformed="true">
          <draw:text-box>
            <text:p/>
          </draw:text-box>
        </draw:frame>
        <draw:custom-shape draw:name="Title 1" draw:style-name="gr8" draw:text-style-name="P1" draw:layer="layout" svg:width="20.43cm" svg:height="2.751cm" svg:x="0.499cm" svg:y="0.373cm">
          <text:p text:style-name="P16"><text:span text:style-name="T7">Creating the index file (memory only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12cm" svg:height="10.284cm" svg:x="2.584cm" svg:y="2.084cm" draw:page-number="17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1">
        <draw:frame draw:name="Title 1" presentation:style-name="pr5" draw:text-style-name="P1" draw:layer="layout" svg:width="19.43cm" svg:height="2.751cm" svg:x="1.27cm" svg:y="0.324cm" presentation:class="title" presentation:user-transformed="true">
          <draw:text-box>
            <text:p text:style-name="P2"><text:span text:style-name="T7">Creating (loading) an index when the indexfile is available on disk</text:span></text:p>
          </draw:text-box>
        </draw:frame>
        <draw:frame draw:name="Content Placeholder 2" presentation:style-name="pr6" draw:text-style-name="P1" draw:layer="layout" svg:width="23.602cm" svg:height="13.546cm" svg:x="1.099cm" svg:y="3.724cm" presentation:class="outline" presentation:user-transformed="true">
          <draw:text-box>
            <text:list text:style-name="L4">
              <text:list-item>
                <text:p text:style-name="P8"><text:span text:style-name="T37">We directly read the indexfile instead of the datafile. The struct type_index is the same</text:span></text:p>
              </text:list-item>
            </text:list>
            <text:p text:style-name="P8"><text:span text:style-name="T38">f=fopen(“indexfile.dat”,”rb”); <text:s/>//open the index file</text:span></text:p>
            <text:p text:style-name="P8"><text:span text:style-name="T38">fseek(f,0,SEEK_END);</text:span></text:p>
            <text:p text:style-name="P8"><text:span text:style-name="T38">size = ftell(f)/sizeof(type_index); //size of the index file</text:span></text:p>
            <text:p text:style-name="P8"><text:span text:style-name="T38">index * type_index;</text:span></text:p>
            <text:p text:style-name="P8"><text:span text:style-name="T38">entry type_index; <text:s/>//variable used to read from the file</text:span></text:p>
            <text:p text:style-name="P8"><text:span text:style-name="T38">index = (type_index *)malloc(size*sizeof(type_index));</text:span></text:p>
            <text:p text:style-name="P8"><text:span text:style-name="T38">int position=0; <text:s/>//n is the index</text:span></text:p>
            <text:p text:style-name="P8"><text:span text:style-name="T38">while (feof(f)==0){</text:span></text:p>
            <text:p text:style-name="P8"><text:span text:style-name="T38"><text:tab/></text:span><text:span text:style-name="T38">i= fread(&amp;entry,sizeof(type_index),1,f);</text:span></text:p>
            <text:p text:style-name="P8"><text:span text:style-name="T38"><text:tab/></text:span><text:span text:style-name="T38">if (i==1) </text:span></text:p>
            <text:p text:style-name="P8"><text:span text:style-name="T38"><text:tab/></text:span><text:span text:style-name="T38"><text:tab/></text:span><text:span text:style-name="T38">{ index[position].key=entry.key;</text:span></text:p>
            <text:p text:style-name="P8"><text:span text:style-name="T38"><text:tab/></text:span><text:span text:style-name="T38"><text:tab/></text:span><text:span text:style-name="T38"> <text:s/></text:span><text:span text:style-name="T38">index[position].pos=entry.pos;</text:span></text:p>
            <text:p text:style-name="P8"><text:span text:style-name="T38"><text:s text:c="4"/></text:span><text:span text:style-name="T38"><text:tab/></text:span><text:span text:style-name="T38"><text:tab/></text:span><text:span text:style-name="T38"> <text:s/></text:span><text:span text:style-name="T38">position++; }</text:span></text:p>
            <text:p text:style-name="P8"><text:span text:style-name="T38">}</text:span></text:p>
            <text:p text:style-name="P8"><text:span text:style-name="T39"/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18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Sorting the index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Sorting the index</text:span></text:p>
          </draw:text-box>
        </draw:frame>
        <draw:frame draw:name="Content Placeholder 2" presentation:style-name="pr6" draw:text-style-name="P1" draw:layer="layout" svg:width="22.859cm" svg:height="13.546cm" svg:x="1.099cm" svg:y="3.379cm" presentation:class="outline" presentation:user-transformed="true">
          <draw:text-box>
            <text:list text:style-name="L4">
              <text:list-item>
                <text:p text:style-name="P8"><text:span text:style-name="T8">Use Quicksort</text:span></text:p>
              </text:list-item>
              <text:list-item>
                <text:p text:style-name="P8"><text:span text:style-name="T8">(see create_index.c on Webcourse, folder Content/Lecture 5)</text:span></text:p>
              </text:list-item>
              <text:list-item>
                <text:p text:style-name="P8"><text:span text:style-name="T8">Note how this version of quicksort works with an array of structures of type </text:span><text:span text:style-name="T36">type_index. </text:span><text:span text:style-name="T34">The main differentce is that, when an element is swapped, all the fields of the structure have to be copied</text:span></text:p>
              </text:list-item>
              <text:list-item>
                <text:p text:style-name="P8"><text:span text:style-name="T34">Example:</text:span></text:p>
              </text:list-item>
            </text:list>
            <text:p text:style-name="P8"><text:span text:style-name="T36"><text:tab/></text:span><text:span text:style-name="T35">pivot.key = index[left].key;</text:span></text:p>
            <text:p text:style-name="P8"><text:span text:style-name="T35"><text:tab/></text:span><text:span text:style-name="T35">pivot.pos = index[left].pos</text:span><text:span text:style-name="T36">;</text:span></text:p>
            <text:p text:style-name="P8"><text:span text:style-name="T36"/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19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How to add new entry to the index" draw:style-name="dp3" draw:master-page-name="Default_20_1" presentation:presentation-page-layout-name="AL2T11">
        <draw:frame draw:name="Title 1" presentation:style-name="pr5" draw:text-style-name="P1" draw:layer="layout" svg:width="19.03cm" svg:height="2.751cm" svg:x="1.27cm" svg:y="0.324cm" presentation:class="title" presentation:user-transformed="true">
          <draw:text-box>
            <text:p text:style-name="P2"><text:span text:style-name="T7">How to add new entry to the index</text:span></text:p>
          </draw:text-box>
        </draw:frame>
        <draw:frame draw:name="Content Placeholder 2" presentation:style-name="pr6" draw:text-style-name="P1" draw:layer="layout" svg:width="22.859cm" svg:height="13.546cm" svg:x="1.27cm" svg:y="4.233cm" presentation:class="outline" presentation:user-transformed="true">
          <draw:text-box>
            <text:list text:style-name="L4">
              <text:list-item>
                <text:p text:style-name="P8"><text:span text:style-name="T8">If a new record is added, if the index in memory is full it needs to be expanded!</text:span></text:p>
              </text:list-item>
              <text:list-item>
                <text:p text:style-name="P8"><text:span text:style-name="T8">How can I resize an array in C without loosing the content of the array?</text:span></text:p>
              </text:list-item>
              <text:list-item>
                <text:p text:style-name="P8"><text:span text:style-name="T8">Use realloc()</text:span></text:p>
              </text:list-item>
              <text:list-item>
                <text:p text:style-name="P8"><text:span text:style-name="T8">Demo</text:span></text:p>
              </text:list-item>
              <text:list-item>
                <text:p text:style-name="P8"><text:span text:style-name="T8">If a record is removed, update the files and update the array in memory (set a null value to the cancelled record)</text:span></text:p>
              </text:list-item>
            </text:list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20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draw:page draw:name="Resize an array" draw:style-name="dp3" draw:master-page-name="Default_20_1" presentation:presentation-page-layout-name="AL2T11">
        <draw:frame draw:name="Title 1" presentation:style-name="pr5" draw:text-style-name="P1" draw:layer="layout" svg:width="17.43cm" svg:height="2.751cm" svg:x="1.27cm" svg:y="0.324cm" presentation:class="title" presentation:user-transformed="true">
          <draw:text-box>
            <text:p text:style-name="P2"><text:span text:style-name="T7">Resize an array</text:span></text:p>
          </draw:text-box>
        </draw:frame>
        <draw:frame draw:name="Content Placeholder 2" presentation:style-name="pr6" draw:text-style-name="P1" draw:layer="layout" svg:width="25.402cm" svg:height="13.546cm" svg:x="0.299cm" svg:y="3.579cm" presentation:class="outline" presentation:user-transformed="true">
          <draw:text-box>
            <text:p text:style-name="P20"><text:span text:style-name="T38">int *array;</text:span></text:p>
            <text:p text:style-name="P20"><text:span text:style-name="T38">int i;</text:span></text:p>
            <text:p text:style-name="P20"><text:span text:style-name="T38">int size = 3;</text:span></text:p>
            <text:p text:style-name="P20"><text:span text:style-name="T38">main()</text:span></text:p>
            <text:p text:style-name="P20"><text:span text:style-name="T38">{</text:span><text:span text:style-name="T38"><text:tab/></text:span><text:span text:style-name="T40">array = (int *)malloc(size*sizeof(int));</text:span></text:p>
            <text:p text:style-name="P20"><text:span text:style-name="T40"><text:tab/></text:span><text:span text:style-name="T38">//put some data into the array</text:span></text:p>
            <text:p text:style-name="P20"><text:span text:style-name="T38"><text:tab/></text:span><text:span text:style-name="T38">array[0] = 11;</text:span></text:p>
            <text:p text:style-name="P20"><text:span text:style-name="T38"><text:tab/></text:span><text:span text:style-name="T38">array[1] = 22;</text:span></text:p>
            <text:p text:style-name="P20"><text:span text:style-name="T38"><text:tab/></text:span><text:span text:style-name="T38">array[2] = 33;</text:span></text:p>
            <text:p text:style-name="P20"><text:span text:style-name="T38"><text:tab/></text:span><text:span text:style-name="T38">for (i=0;i&lt;size;i++)</text:span><text:span text:style-name="T38"><text:tab/></text:span><text:span text:style-name="T38"> {printf("Element: %i \n",array[i]);}</text:span></text:p>
            <text:p text:style-name="P20"><text:span text:style-name="T38"><text:tab/></text:span><text:span text:style-name="T38">//resize the array</text:span></text:p>
            <text:p text:style-name="P20"><text:span text:style-name="T38"><text:tab/></text:span><text:span text:style-name="T38">size = 4; <text:s/>//new size</text:span></text:p>
            <text:p text:style-name="P20"><text:span text:style-name="T38"><text:tab/></text:span><text:span text:style-name="T40">array= (int *)realloc(array, size * sizeof(int));</text:span></text:p>
            <text:p text:style-name="P20"><text:span text:style-name="T38"><text:tab/></text:span><text:span text:style-name="T38">array[3] = 44;</text:span></text:p>
            <text:p text:style-name="P20"><text:span text:style-name="T38"><text:tab/></text:span><text:span text:style-name="T38">printf ("New array \n");</text:span></text:p>
            <text:p text:style-name="P20"><text:span text:style-name="T38"><text:tab/></text:span><text:span text:style-name="T38">for (i=0;i&lt;size;i++){printf("Element: %i \n",array[i]);}}</text:span></text:p>
          </draw:text-box>
        </draw:frame>
        <draw:frame draw:name="Date Placeholder 3" presentation:style-name="pr7" draw:text-style-name="P5" draw:layer="layout" svg:width="5.926cm" svg:height="0.678cm" svg:x="0cm" svg:y="18.371cm" presentation:class="date-time" presentation:user-transformed="true">
          <draw:text-box>
            <text:p text:style-name="P4"><text:span text:style-name="T5">2012/2013 - DT228/4</text:span></text:p>
          </draw:text-box>
        </draw:frame>
        <draw:frame draw:name="Slide Number Placeholder 4" presentation:style-name="pr7" draw:text-style-name="P6" draw:layer="layout" svg:width="5.926cm" svg:height="0.678cm" svg:x="19.473cm" svg:y="18.371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3.712cm" svg:height="10.284cm" svg:x="2.584cm" svg:y="2.084cm" draw:page-number="21" presentation:class="page"/>
          <draw:frame presentation:style-name="pr9" draw:layer="layout" svg:width="15.104cm" svg:height="12.342cm" svg:x="1.888cm" svg:y="13.0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style:font-family-generic="swiss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style:font-family-generic="swiss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3d8dc3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1e5be2" draw:stroke-linejoin="round" draw:fill="solid" draw:fill-color="#fbdf5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1e5be2" draw:stroke-linejoin="round" draw:fill="solid" draw:fill-color="#fbdf5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71cm" svg:stroke-color="#ffffff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71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197cm" fo:margin-bottom="0cm" fo:text-align="start" fo:text-indent="0cm" style:punctuation-wrap="hanging"/>
      <style:text-properties fo:font-size="18pt"/>
    </style:style>
    <style:style style:name="MP12" style:family="paragraph">
      <style:paragraph-properties fo:margin-left="0cm" fo:margin-right="0cm" fo:margin-top="0.169cm" fo:margin-bottom="0cm" fo:text-align="start" fo:text-indent="0cm" style:punctuation-wrap="hanging"/>
      <style:text-properties fo:font-size="18pt"/>
    </style:style>
    <style:style style:name="MP13" style:family="paragraph">
      <style:paragraph-properties fo:margin-left="0cm" fo:margin-right="0cm" fo:margin-top="0.141cm" fo:margin-bottom="0cm" fo:text-align="start" fo:text-indent="0cm" style:punctuation-wrap="hanging"/>
      <style:text-properties fo:font-size="18pt"/>
    </style:style>
    <style:style style:name="MP14" style:family="paragraph">
      <style:paragraph-properties fo:margin-left="0cm" fo:margin-right="0cm" fo:margin-top="0.127cm" fo:margin-bottom="0cm" fo:text-align="start" fo:text-indent="0cm" style:punctuation-wrap="hanging"/>
      <style:text-properties fo:font-size="18pt"/>
    </style:style>
    <style:style style:name="MT1" style:family="text">
      <style:text-properties fo:color="#000000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»">
        <style:list-level-properties text:space-before="0.001cm" text:min-label-width="0.952cm"/>
        <style:text-properties fo:font-family="'Arial Unicode MS'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001cm" text:min-label-width="0.952cm"/>
        <style:text-properties fo:font-family="'Arial Unicode MS'" style:font-family-generic="swiss" style:use-window-font-color="true" fo:font-size="45%"/>
      </text:list-level-style-bullet>
      <text:list-level-style-bullet text:level="2" text:bullet-char="»">
        <style:list-level-properties text:space-before="1.271cm" text:min-label-width="0.793cm"/>
        <style:text-properties fo:font-family="'Arial Unicode MS'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001cm" text:min-label-width="0.952cm"/>
        <style:text-properties fo:font-family="'Arial Unicode MS'" style:font-family-generic="swiss" style:use-window-font-color="true" fo:font-size="45%"/>
      </text:list-level-style-bullet>
      <text:list-level-style-bullet text:level="2" text:bullet-char="»">
        <style:list-level-properties text:space-before="1.271cm" text:min-label-width="0.793cm"/>
        <style:text-properties fo:font-family="'Arial Unicode MS'" style:font-family-generic="swiss" style:use-window-font-color="true" fo:font-size="45%"/>
      </text:list-level-style-bullet>
      <text:list-level-style-bullet text:level="3" text:bullet-char="»">
        <style:list-level-properties text:space-before="2.541cm" text:min-label-width="0.634cm"/>
        <style:text-properties fo:font-family="'Arial Unicode MS'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0.001cm" text:min-label-width="0.952cm"/>
        <style:text-properties fo:font-family="'Arial Unicode MS'" style:font-family-generic="swiss" style:use-window-font-color="true" fo:font-size="45%"/>
      </text:list-level-style-bullet>
      <text:list-level-style-bullet text:level="2" text:bullet-char="»">
        <style:list-level-properties text:space-before="1.271cm" text:min-label-width="0.793cm"/>
        <style:text-properties fo:font-family="'Arial Unicode MS'" style:font-family-generic="swiss" style:use-window-font-color="true" fo:font-size="45%"/>
      </text:list-level-style-bullet>
      <text:list-level-style-bullet text:level="3" text:bullet-char="»">
        <style:list-level-properties text:space-before="2.541cm" text:min-label-width="0.634cm"/>
        <style:text-properties fo:font-family="'Arial Unicode MS'" style:font-family-generic="swiss" style:use-window-font-color="true" fo:font-size="75%"/>
      </text:list-level-style-bullet>
      <text:list-level-style-bullet text:level="4" text:bullet-char="»">
        <style:list-level-properties text:space-before="3.811cm" text:min-label-width="0.634cm"/>
        <style:text-properties fo:font-family="'Arial Unicode MS'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0.001cm" text:min-label-width="0.952cm"/>
        <style:text-properties fo:font-family="'Arial Unicode MS'" style:font-family-generic="swiss" style:use-window-font-color="true" fo:font-size="45%"/>
      </text:list-level-style-bullet>
      <text:list-level-style-bullet text:level="2" text:bullet-char="»">
        <style:list-level-properties text:space-before="1.271cm" text:min-label-width="0.793cm"/>
        <style:text-properties fo:font-family="'Arial Unicode MS'" style:font-family-generic="swiss" style:use-window-font-color="true" fo:font-size="45%"/>
      </text:list-level-style-bullet>
      <text:list-level-style-bullet text:level="3" text:bullet-char="»">
        <style:list-level-properties text:space-before="2.541cm" text:min-label-width="0.634cm"/>
        <style:text-properties fo:font-family="'Arial Unicode MS'" style:font-family-generic="swiss" style:use-window-font-color="true" fo:font-size="75%"/>
      </text:list-level-style-bullet>
      <text:list-level-style-bullet text:level="4" text:bullet-char="»">
        <style:list-level-properties text:space-before="3.811cm" text:min-label-width="0.634cm"/>
        <style:text-properties fo:font-family="'Arial Unicode MS'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'Arial Unicode MS'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25.399cm" svg:height="3.323cm" svg:x="0cm" svg:y="0cm">
        <text:p/>
        <draw:enhanced-geometry svg:viewBox="0 0 21600 21600" draw:type="rectangle" draw:enhanced-path="M 0 0 L 21600 0 21600 21600 0 21600 0 0 Z N"/>
      </draw:custom-shape>
      <draw:line draw:name="Straight Connector 11" draw:style-name="Mgr4" draw:text-style-name="MP4" draw:layer="backgroundobjects" svg:x1="0cm" svg:y1="17.925cm" svg:x2="25.4cm" svg:y2="17.925cm">
        <text:p/>
      </draw:line>
      <draw:line draw:name="Straight Connector 12" draw:style-name="Mgr5" draw:text-style-name="MP4" draw:layer="backgroundobjects" svg:x1="0.498cm" svg:y1="18.125cm" svg:x2="25.4cm" svg:y2="18.125cm">
        <text:p/>
      </draw:line>
      <draw:custom-shape draw:name="Rectangle 13" draw:style-name="Mgr6" draw:text-style-name="MP3" draw:layer="backgroundobjects" svg:width="4.298cm" svg:height="3.523cm" svg:x="21.101cm" svg:y="0cm">
        <text:p/>
        <draw:enhanced-geometry svg:viewBox="0 0 21600 21600" draw:type="rectangle" draw:enhanced-path="M 0 0 L 21600 0 21600 21600 0 21600 0 0 Z N"/>
      </draw:custom-shape>
      <draw:frame draw:name="Picture 1" draw:style-name="Mgr7" draw:text-style-name="MP4" draw:layer="backgroundobjects" svg:width="3.123cm" svg:height="3.123cm" svg:x="21.901cm" svg:y="0cm">
        <draw:image xlink:href="Pictures/100000000000010F0000010FEC88CC0C.jpg" xlink:type="simple" xlink:show="embed" xlink:actuate="onLoad">
          <text:p/>
        </draw:image>
      </draw:frame>
      <draw:frame draw:name="Rectangle 2" presentation:style-name="Mpr1" draw:text-style-name="MP3" draw:layer="backgroundobjects" svg:width="21.589cm" svg:height="4.082cm" svg:x="2.54cm" svg:y="5.918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Rectangle 4" presentation:style-name="Mpr2" draw:text-style-name="MP7" draw:layer="backgroundobjects" svg:width="5.926cm" svg:height="0.678cm" svg:x="0cm" svg:y="18.371cm" presentation:class="date-time" presentation:user-transformed="true">
        <draw:text-box>
          <text:p text:style-name="MP6"><text:span text:style-name="MT2">2012/2013 - DT228/4</text:span></text:p>
          <text:p text:style-name="MP6"><text:span text:style-name="MT2"/></text:p>
        </draw:text-box>
      </draw:frame>
      <draw:frame draw:name="Rectangle 5" presentation:style-name="Mpr2" draw:text-style-name="MP8" draw:layer="backgroundobjects" svg:width="8.042cm" svg:height="0.678cm" svg:x="8.678cm" svg:y="18.371cm" presentation:class="footer" presentation:user-transformed="true">
        <draw:text-box>
          <text:p text:style-name="MP6"><text:span text:style-name="MT2">DT228/4</text:span></text:p>
        </draw:text-box>
      </draw:frame>
      <draw:frame draw:name="Rectangle 6" presentation:style-name="Mpr2" draw:text-style-name="MP9" draw:layer="backgroundobjects" svg:width="5.926cm" svg:height="0.678cm" svg:x="19.473cm" svg:y="18.3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25.399cm" svg:height="3.323cm" svg:x="0cm" svg:y="0cm">
        <text:p/>
        <draw:enhanced-geometry svg:viewBox="0 0 21600 21600" draw:type="rectangle" draw:enhanced-path="M 0 0 L 21600 0 21600 21600 0 21600 0 0 Z N"/>
      </draw:custom-shape>
      <draw:line draw:name="Straight Connector 11" draw:style-name="Mgr4" draw:text-style-name="MP4" draw:layer="backgroundobjects" svg:x1="0cm" svg:y1="17.925cm" svg:x2="25.4cm" svg:y2="17.925cm">
        <text:p/>
      </draw:line>
      <draw:line draw:name="Straight Connector 12" draw:style-name="Mgr5" draw:text-style-name="MP4" draw:layer="backgroundobjects" svg:x1="0.498cm" svg:y1="18.125cm" svg:x2="25.4cm" svg:y2="18.125cm">
        <text:p/>
      </draw:line>
      <draw:custom-shape draw:name="Rectangle 13" draw:style-name="Mgr6" draw:text-style-name="MP3" draw:layer="backgroundobjects" svg:width="4.298cm" svg:height="3.523cm" svg:x="21.101cm" svg:y="0cm">
        <text:p/>
        <draw:enhanced-geometry svg:viewBox="0 0 21600 21600" draw:type="rectangle" draw:enhanced-path="M 0 0 L 21600 0 21600 21600 0 21600 0 0 Z N"/>
      </draw:custom-shape>
      <draw:frame draw:name="Picture 1" draw:style-name="Mgr7" draw:text-style-name="MP4" draw:layer="backgroundobjects" svg:width="3.123cm" svg:height="3.123cm" svg:x="21.901cm" svg:y="0cm">
        <draw:image xlink:href="Pictures/100000000000010F0000010FEC88CC0C.jpg" xlink:type="simple" xlink:show="embed" xlink:actuate="onLoad">
          <text:p/>
        </draw:image>
      </draw:frame>
      <draw:frame draw:name="Title 1" presentation:style-name="Mpr5" draw:text-style-name="MP3" draw:layer="backgroundobjects" svg:width="17.43cm" svg:height="2.751cm" svg:x="1.27cm" svg:y="0.324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3.546cm" svg:x="1.27cm" svg:y="4.233cm" presentation:class="outline" presentation:user-transformed="true">
        <draw:text-box>
          <text:list text:style-name="ML4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  <text:list>
                                        <text:list-item>
                                          <text:p text:style-name="MP10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7" draw:layer="backgroundobjects" svg:width="5.926cm" svg:height="0.678cm" svg:x="0cm" svg:y="18.371cm" presentation:class="date-time" presentation:user-transformed="true">
        <draw:text-box>
          <text:p text:style-name="MP6"><text:span text:style-name="MT2">2012/2013 - DT228/4</text:span></text:p>
        </draw:text-box>
      </draw:frame>
      <draw:frame draw:name="Rectangle 5" presentation:style-name="Mpr7" draw:text-style-name="MP8" draw:layer="backgroundobjects" svg:width="8.042cm" svg:height="0.678cm" svg:x="8.678cm" svg:y="18.371cm" presentation:class="footer" presentation:user-transformed="true">
        <draw:text-box>
          <text:p text:style-name="MP6"><text:span text:style-name="MT2">DT228/4</text:span></text:p>
        </draw:text-box>
      </draw:frame>
      <draw:frame draw:name="Rectangle 6" presentation:style-name="Mpr7" draw:text-style-name="MP9" draw:layer="backgroundobjects" svg:width="5.926cm" svg:height="0.678cm" svg:x="19.473cm" svg:y="18.3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12cm" svg:height="10.284cm" svg:x="2.584cm" svg:y="2.084cm" presentation:class="page"/>
        <draw:frame presentation:style-name="Default_20_1-notes" draw:layer="backgroundobjects" svg:width="15.104cm" svg:height="12.341cm" svg:x="1.888cm" svg:y="13.028cm" presentation:class="notes" presentation:placeholder="true">
          <draw:text-box/>
        </draw:frame>
        <draw:frame presentation:style-name="Mpr8" draw:text-style-name="MP1" draw:layer="backgroundobjects" svg:width="8.193cm" svg:height="1.37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193cm" svg:height="1.37cm" svg:x="10.688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193cm" svg:height="1.37cm" svg:x="0cm" svg:y="26.057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193cm" svg:height="1.37cm" svg:x="10.688cm" svg:y="26.057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4-27T16:02:21.26</dc:date>
    <meta:document-statistic meta:object-count="188"/>
    <meta:generator>OpenOffice.org/3.3$Win32 OpenOffice.org_project/330m20$Build-9567</meta:generator>
  </office:meta>
</office:document-meta>
</file>